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a xlink:type="simple" xlink:href="http://www.vatican.va/various/cappelle/sistina_vr/index.html" text:style-name="Internet_20_link" text:visited-style-name="Visited_20_Internet_20_Link">http://www.vatican.va/various/cappelle/sistina_vr/index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27T11:25:00.683000000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61" meta:non-whitespace-character-count="60"/>
  </office:meta>
</office:document-meta>
</file>